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1C3905D0988E5A07283.png" manifest:media-type="image/png"/>
  <manifest:file-entry manifest:full-path="Pictures/1000000000000352000002BC0FCED99FA2F9E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officeooo:rsid="001adb33" officeooo:paragraph-rsid="001adb33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officeooo:paragraph-rsid="0019fff2"/>
    </style:style>
    <style:style style:name="P3" style:family="paragraph" style:parent-style-name="Standard">
      <style:paragraph-properties fo:text-align="justify" style:justify-single-word="false"/>
      <style:text-properties officeooo:rsid="001adb33" officeooo:paragraph-rsid="001adb33"/>
    </style:style>
    <style:style style:name="P4" style:family="paragraph" style:parent-style-name="Standard">
      <style:paragraph-properties fo:break-before="page"/>
      <style:text-properties officeooo:rsid="001adb33" officeooo:paragraph-rsid="001adb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Εργασία 1 – Μοντέλο Οντοτήτων-Συσχετίσεων</text:p>
      <text:p text:style-name="P2"/>
      <text:p text:style-name="P3">(1)<draw:frame draw:style-name="fr1" draw:name="Εικόνα1" text:anchor-type="char" svg:x="0.145cm" svg:y="0.841cm" svg:width="17cm" svg:height="14cm" draw:z-index="1"><draw:image xlink:href="Pictures/1000000000000352000002BC0FCED99FA2F9E8F1.png" xlink:type="simple" xlink:show="embed" xlink:actuate="onLoad" loext:mime-type="image/png"/></draw:frame></text:p>
      <text:p text:style-name="P4"><draw:frame draw:style-name="fr1" draw:name="Εικόνα2" text:anchor-type="char" svg:x="0cm" svg:y="0.818cm" svg:width="17cm" svg:height="7.953cm" draw:z-index="0"><draw:image xlink:href="Pictures/10000000000003C4000001C3905D0988E5A07283.png" xlink:type="simple" xlink:show="embed" xlink:actuate="onLoad" loext:mime-type="image/png"/></draw:frame>(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officeooo:rsid="001adb33" officeooo:paragraph-rsid="001adb3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 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6.2$Linux_X86_64 LibreOffice_project/40$Build-2</meta:generator>
    <dc:date>2021-04-05T11:04:52.956499216</dc:date>
    <dc:creator>Ευστάθιος Ιωσηφίδης</dc:creator>
    <meta:editing-duration>PT8M21S</meta:editing-duration>
    <meta:editing-cycles>4</meta:editing-cycles>
    <meta:document-statistic meta:table-count="0" meta:image-count="2" meta:object-count="0" meta:page-count="2" meta:paragraph-count="4" meta:word-count="10" meta:character-count="76" meta:non-whitespace-character-count="69"/>
  </office:meta>
</office:document-meta>
</file>